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Sun, 3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  <table:table-row>
          <table:table-cell table:style-name="RevisionHistory.A2" office:value-type="string">
            <text:p text:style-name="Table_20_Contents">Sun, 9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1 release.</text:p>
          </table:table-cell>
        </table:table-row>
        <table:table-row>
          <table:table-cell table:style-name="RevisionHistory.A2" office:value-type="string">
            <text:p text:style-name="Table_20_Contents">Wed, 12 Aug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2 release.</text:p>
          </table:table-cell>
        </table:table-row>
        <table:table-row>
          <table:table-cell table:style-name="RevisionHistory.A2" office:value-type="string">
            <text:p text:style-name="Table_20_Contents">Mon, 17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revision number for 2.21.3 release. Updated Plug-in Manager section. Changed URLs to refer to GitHub instead of SourceForge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8</meta:editing-cycles>
    <dc:date>2021-05-17T17:26:54</dc:date>
    <meta:editing-duration>P1DT15H1M24S</meta:editing-duration>
    <meta:document-statistic meta:table-count="1" meta:image-count="0" meta:object-count="0" meta:page-count="2" meta:paragraph-count="69" meta:word-count="347" meta:character-count="2187"/>
  </office:meta>
</office:document-meta>
</file>